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-color="#99ff66" draw:textarea-horizontal-align="justify" draw:textarea-vertical-align="middle" draw:auto-grow-height="false" fo:min-height="0.598cm" fo:min-width="0.348cm" fo:padding-top="0.15cm" fo:padding-bottom="0.15cm" fo:padding-left="0.275cm" fo:padding-right="0.275cm"/>
    </style:style>
    <style:style style:name="gr2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-color="#ffffff" draw:textarea-horizontal-align="justify" draw:textarea-vertical-align="middle" draw:auto-grow-height="false" fo:min-height="0.598cm" fo:min-width="0.348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draw:marker-end="Small_20_Arrow" draw:marker-end-width="0.153cm" draw:fill="none" draw:textarea-vertical-align="middle" fo:padding-top="0.15cm" fo:padding-bottom="0.15cm" fo:padding-left="0.275cm" fo:padding-right="0.275cm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-color="#99ff66"/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99ff66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1.27cm" svg:height="1.27cm" svg:x="2.564cm" svg:y="4.572cm">
          <text:p text:style-name="P1"><text:span text:style-name="T1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27cm" svg:height="1.27cm" svg:x="6.96cm" svg:y="4.572cm">
          <text:p text:style-name="P1"><text:span text:style-name="T1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" draw:id="id2" draw:layer="layout" svg:width="1.27cm" svg:height="1.27cm" svg:x="4.76cm" svg:y="2.572cm">
          <text:p text:style-name="P3">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7.146cm" svg:y1="4.758cm" svg:x2="5.844cm" svg:y2="3.656cm" draw:start-shape="id1" draw:start-glue-point="5" draw:end-shape="id2" draw:end-glue-point="9" svg:d="M7146 4758l-1302-1102" svg:viewBox="0 0 1303 1103">
          <text:p/>
        </draw:connector>
        <draw:connector draw:style-name="gr3" draw:text-style-name="P5" draw:layer="layout" draw:type="line" svg:x1="3.648cm" svg:y1="4.758cm" svg:x2="4.946cm" svg:y2="3.656cm" draw:start-shape="id3" draw:start-glue-point="11" draw:end-shape="id2" draw:end-glue-point="7" svg:d="M3648 4758l1298-1102" svg:viewBox="0 0 1299 1103">
          <text:p/>
        </draw:connector>
        <draw:frame draw:style-name="gr4" draw:text-style-name="P3" draw:layer="layout" svg:width="1.199cm" svg:height="0.709cm" svg:x="4.72cm" svg:y="4.02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4" xml:id="id4" draw:id="id4" draw:layer="layout" svg:width="1.27cm" svg:height="1.27cm" svg:x="4.783cm" svg:y="0.238cm">
          <text:p text:style-name="P3"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5.395cm" svg:y1="2.572cm" svg:x2="5.418cm" svg:y2="1.508cm" draw:start-shape="id2" draw:start-glue-point="4" draw:end-shape="id4" draw:end-glue-point="8" svg:d="M5395 2572l23-1064" svg:viewBox="0 0 24 1065">
          <text:p/>
        </draw:connector>
        <draw:frame draw:style-name="gr4" draw:text-style-name="P3" draw:layer="layout" svg:width="1.344cm" svg:height="0.675cm" svg:x="4.085cm" svg:y="1.78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3" draw:layer="layout" svg:width="0.601cm" svg:height="0.707cm" svg:x="5.135cm" svg:y="0.432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custom-shape draw:style-name="gr1" draw:text-style-name="P2" xml:id="id7" draw:id="id7" draw:layer="layout" svg:width="1.27cm" svg:height="1.27cm" svg:x="0.759cm" svg:y="8.952cm">
          <text:p text:style-name="P1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27cm" svg:height="1.27cm" svg:x="4.442cm" svg:y="8.952cm">
          <text:p text:style-name="P1"><text:span text:style-name="T1">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2.647cm" svg:height="0.675cm" svg:x="0.505cm" svg:y="6.237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4" draw:text-style-name="P3" draw:layer="layout" svg:width="0.824cm" svg:height="0.627cm" svg:x="2.691cm" svg:y="8.617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custom-shape draw:style-name="gr1" draw:text-style-name="P6" xml:id="id6" draw:id="id6" draw:layer="layout" svg:width="1.27cm" svg:height="1.27cm" svg:x="2.564cm" svg:y="7.093cm">
          <text:p text:style-name="P3"><text:span text:style-name="T1">u</text:span>'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4.628cm" svg:y1="9.138cm" svg:x2="3.648cm" svg:y2="8.177cm" draw:start-shape="id5" draw:start-glue-point="5" draw:end-shape="id6" draw:end-glue-point="9" svg:d="M4628 9138l-980-961" svg:viewBox="0 0 981 962">
          <text:p/>
        </draw:connector>
        <draw:connector draw:style-name="gr3" draw:text-style-name="P5" draw:layer="layout" draw:type="line" svg:x1="1.843cm" svg:y1="9.138cm" svg:x2="2.75cm" svg:y2="8.177cm" draw:start-shape="id7" draw:start-glue-point="11" draw:end-shape="id6" draw:end-glue-point="7" svg:d="M1843 9138l907-961" svg:viewBox="0 0 908 962">
          <text:p/>
        </draw:connector>
        <draw:connector draw:style-name="gr3" draw:text-style-name="P5" draw:layer="layout" draw:type="line" svg:x1="3.199cm" svg:y1="7.093cm" svg:x2="3.199cm" svg:y2="5.842cm" draw:start-shape="id6" draw:start-glue-point="4" draw:end-shape="id3" draw:end-glue-point="8" svg:d="M3199 7093v-1251" svg:viewBox="0 0 1 1252">
          <text:p/>
        </draw:connector>
        <draw:frame draw:style-name="gr4" draw:text-style-name="P3" draw:layer="layout" svg:width="2.442cm" svg:height="0.509cm" svg:x="2.097cm" svg:y="0.238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2" draw:text-style-name="P4" xml:id="id8" draw:id="id8" draw:layer="layout" svg:width="1.27cm" svg:height="1.27cm" svg:x="0.619cm" svg:y="0.238cm">
          <text:p text:style-name="P3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4.783cm" svg:y1="0.873cm" svg:x2="1.889cm" svg:y2="0.873cm" draw:start-shape="id4" draw:start-glue-point="6" draw:end-shape="id8" svg:d="M4783 873h-2894" svg:viewBox="0 0 2895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.89cm" fo:page-height="10.4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en </meta:initial-creator>
    <meta:creation-date>2016-04-27T23:00:49.925708748</meta:creation-date>
    <dc:date>2016-04-28T00:02:01.306994114</dc:date>
    <dc:creator>Ben </dc:creator>
    <meta:editing-duration>PT1H1M7S</meta:editing-duration>
    <meta:editing-cycles>10</meta:editing-cycles>
    <meta:generator>LibreOffice/5.0.3.2$Linux_X86_64 LibreOffice_project/00m0$Build-2</meta:generator>
    <meta:document-statistic meta:object-count="21"/>
  </office:meta>
</office:document-meta>
</file>

<file path=Object 1/content.xml><?xml version="1.0" encoding="utf-8"?>
<math xmlns="http://www.w3.org/1998/Math/MathML" display="block">
  <semantics>
    <mrow>
      <msup>
        <mi>h</mi>
        <mi>T</mi>
      </msup>
      <mi>w</mi>
    </mrow>
    <annotation encoding="StarMath 5.0">h
^T w
</annotation>
  </semantics>
</math>
</file>

<file path=Object 2/content.xml><?xml version="1.0" encoding="utf-8"?>
<math xmlns="http://www.w3.org/1998/Math/MathML" display="block">
  <semantics>
    <mrow>
      <mi mathvariant="normal">σ</mi>
      <mrow>
        <mo fence="true" stretchy="false">(</mo>
        <mrow>
          <mi>u</mi>
        </mrow>
        <mo fence="true" stretchy="false">)</mo>
      </mrow>
    </mrow>
    <annotation encoding="StarMath 5.0">%sigma(u)</annotation>
  </semantics>
</math>
</file>

<file path=Object 3/content.xml><?xml version="1.0" encoding="utf-8"?>
<math xmlns="http://www.w3.org/1998/Math/MathML" display="block">
  <semantics>
    <mover accent="true">
      <mi>y</mi>
      <mo stretchy="false">^</mo>
    </mover>
    <annotation encoding="StarMath 5.0">hat y </annotation>
  </semantics>
</math>
</file>

<file path=Object 4/content.xml><?xml version="1.0" encoding="utf-8"?>
<math xmlns="http://www.w3.org/1998/Math/MathML" display="block">
  <semantics>
    <mrow>
      <mi mathvariant="italic">max</mi>
      <mrow>
        <mo fence="true" stretchy="false">(</mo>
        <mrow>
          <mrow>
            <mn>0,</mn>
            <mi>u</mi>
            <mi>'</mi>
          </mrow>
        </mrow>
        <mo fence="true" stretchy="false">)</mo>
      </mrow>
    </mrow>
    <annotation encoding="StarMath 5.0">max(0, u')</annotation>
  </semantics>
</math>
</file>

<file path=Object 5/content.xml><?xml version="1.0" encoding="utf-8"?>
<math xmlns="http://www.w3.org/1998/Math/MathML" display="block">
  <semantics>
    <mi mathvariant="italic">Vx</mi>
    <annotation encoding="StarMath 5.0">Vx
</annotation>
  </semantics>
</math>
</file>

<file path=Object 6/content.xml><?xml version="1.0" encoding="utf-8"?>
<math xmlns="http://www.w3.org/1998/Math/MathML" display="block">
  <semantics>
    <mrow>
      <mrow>
        <mo stretchy="false">−</mo>
        <mi>log</mi>
      </mrow>
      <mi>P</mi>
      <mrow>
        <mo fence="true" stretchy="false">(</mo>
        <mrow>
          <mrow>
            <mi>y</mi>
            <mo stretchy="false">∣</mo>
            <mover accent="true">
              <mi>y</mi>
              <mo stretchy="false">^</mo>
            </mover>
          </mrow>
        </mrow>
        <mo fence="true" stretchy="false">)</mo>
      </mrow>
    </mrow>
    <annotation encoding="StarMath 5.0"> -log P(y divides hat y)
 </annotation>
  </semantics>
</math>
</file>